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600000027ABC74908A9030010.png" manifest:media-type="image/png"/>
  <manifest:file-entry manifest:full-path="Pictures/100000010000014600000027A1B60E534F3EFB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Heading_20_1">
      <style:text-properties officeooo:rsid="00121c48" officeooo:paragraph-rsid="00121c48"/>
    </style:style>
    <style:style style:name="P2" style:family="paragraph" style:parent-style-name="Subtitle">
      <style:text-properties officeooo:rsid="00121c48" officeooo:paragraph-rsid="00121c48"/>
    </style:style>
    <style:style style:name="P3" style:family="paragraph" style:parent-style-name="Text_20_body">
      <style:text-properties officeooo:rsid="00121c48" officeooo:paragraph-rsid="00121c48"/>
    </style:style>
    <style:style style:name="P4" style:family="paragraph" style:parent-style-name="Text_20_body" style:list-style-name="L1">
      <style:text-properties officeooo:rsid="00121c48" officeooo:paragraph-rsid="00121c48"/>
    </style:style>
    <style:style style:name="P5" style:family="paragraph" style:parent-style-name="Text_20_body" style:list-style-name="L1">
      <style:text-properties officeooo:paragraph-rsid="00121c48"/>
    </style:style>
    <style:style style:name="P6" style:family="paragraph" style:parent-style-name="Title">
      <style:text-properties officeooo:rsid="00121c48" officeooo:paragraph-rsid="00121c48"/>
    </style:style>
    <style:style style:name="T1" style:family="text">
      <style:text-properties officeooo:rsid="00121c4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PNM project 2.7</text:p>
      <text:p text:style-name="P2">By Lars Vonk 336028</text:p>
      <text:h text:style-name="P1" text:outline-level="1">Introduction</text:h>
      <text:p text:style-name="P3">In the second project of this semester we will dive deeper into the many ways to parallelise computation. In this project a large matrix is generated with the size of 25070 rows and 1000 columns and the following formulas will be used to challenge the computer and be able to see what effects multiple ways of parallelising this computation will have:</text:p>
      <text:p text:style-name="P3"/>
      <text:p text:style-name="P3"><draw:frame draw:style-name="fr1" draw:name="Frame2" text:anchor-type="char" svg:x="3.6102in" svg:y="0.1717in" svg:width="3.3957in" draw:z-index="2"><draw:text-box fo:min-height="0.4063in"><text:p text:style-name="Figure"><draw:frame draw:style-name="fr2" draw:name="Image2" text:anchor-type="paragraph" svg:x="0in" svg:y="-0.4634in" svg:width="3.3957in" style:rel-width="100%" svg:height="0.4063in" style:rel-height="scale" draw:z-index="3"><draw:image xlink:href="Pictures/100000010000014600000027A1B60E534F3EFBDC.png" xlink:type="simple" xlink:show="embed" xlink:actuate="onLoad" draw:mime-type="image/png"/></draw:frame>Figure <text:sequence text:ref-name="refFigure1" text:name="Figure" text:formula="ooow:Figure+1" style:num-format="1">1</text:sequence>: Formula 2</text:p></draw:text-box></draw:frame><draw:frame draw:style-name="fr1" draw:name="Frame1" text:anchor-type="char" svg:x="-0.0618in" svg:y="0.1744in" svg:width="3.3957in" draw:z-index="0"><draw:text-box fo:min-height="0.4063in"><text:p text:style-name="Figure"><draw:frame draw:style-name="fr2" draw:name="Image1" text:anchor-type="paragraph" svg:x="0in" svg:y="-0.4602in" svg:width="3.3957in" style:rel-width="100%" svg:height="0.4063in" style:rel-height="scale" draw:z-index="1"><draw:image xlink:href="Pictures/100000010000014600000027ABC74908A9030010.png" xlink:type="simple" xlink:show="embed" xlink:actuate="onLoad" draw:mime-type="image/png"/></draw:frame>Figure <text:sequence text:ref-name="refFigure0" text:name="Figure" text:formula="ooow:Figure+1" style:num-format="1">2</text:sequence>: Formula 1</text:p></draw:text-box></draw:frame></text:p>
      <text:p text:style-name="P3"/>
      <text:p text:style-name="P3"/>
      <text:h text:style-name="P1" text:outline-level="1">The tasks</text:h>
      <text:p text:style-name="P3">The tasks describe 9 different ways to complete the calculation over the whole matrix per formula, these are:</text:p>
      <text:list xml:id="list461308054" text:style-name="L1">
        <text:list-item>
          <text:p text:style-name="P5"><text:span text:style-name="T1">Using basic matlab matrix operations</text:span></text:p>
        </text:list-item>
        <text:list-item>
          <text:p text:style-name="P4">Using basic matlab matrix operations but limited to a single thread</text:p>
        </text:list-item>
        <text:list-item>
          <text:p text:style-name="P4">Using a basic for loop to do all the operations on each resulting cell, still limited to a single thread</text:p>
        </text:list-item>
        <text:list-item>
          <text:p text:style-name="P4">Using a basic for loop to do all the operations on each resulting cell but all threads are used again</text:p>
        </text:list-item>
        <text:list-item>
          <text:p text:style-name="P4">Using the parallel for loop defined by the Parallel computing toolbox in matlab to do all the operations on each resulting cell</text:p>
        </text:list-item>
        <text:list-item>
          <text:p text:style-name="P4">Manually splitting the rows into evenly sized chunks for each worker to calculate in parallel using the same parallel for loop as mentioned in the bulletpoint before this and using the basic matlab matrix operations in each worker</text:p>
        </text:list-item>
        <text:list-item>
          <text:p text:style-name="P4">Manually splitting the rows into evenly sized chunks for each worker to calculate in parallel using the same parallel for loop as mentioned in the bulletpoint before this and using a for loop to do all the operations on each resulting cell</text:p>
        </text:list-item>
      </text:list>
      <text:p text:style-name="P3">Using this wide range of possiblities give a wide range of results in time it takes to compute the total differen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121c4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17:20:22.762778957</meta:creation-date>
    <dc:date>2024-04-25T17:37:07.218298897</dc:date>
    <meta:editing-duration>PT4M34S</meta:editing-duration>
    <meta:editing-cycles>1</meta:editing-cycles>
    <meta:document-statistic meta:table-count="0" meta:image-count="2" meta:object-count="0" meta:page-count="1" meta:paragraph-count="16" meta:word-count="283" meta:character-count="1581" meta:non-whitespace-character-count="1321"/>
    <meta:generator>LibreOffice/7.3.7.2$Linux_X86_64 LibreOffice_project/30$Build-2</meta:generator>
  </office:meta>
</office:document-meta>
</file>